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1d41a" draw:opacity="25%" draw:textarea-horizontal-align="justify" draw:textarea-vertical-align="middle" draw:auto-grow-height="false" fo:min-height="9.75cm" fo:min-width="7cm"/>
    </style:style>
    <style:style style:name="gr2" style:family="graphic" style:parent-style-name="standard">
      <style:graphic-properties draw:stroke="none" draw:fill-color="#b2b2b2" draw:opacity="59%" draw:textarea-horizontal-align="justify" draw:textarea-vertical-align="middle" draw:auto-grow-height="false" fo:min-height="2.75cm" fo:min-width="27.2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6.75cm" fo:min-width="7cm"/>
      <style:paragraph-properties style:writing-mode="lr-tb"/>
    </style:style>
    <style:style style:name="gr5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965cm" fo:min-width="11.4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5cm" fo:min-width="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9" style:family="graphic" style:parent-style-name="standard">
      <style:graphic-properties draw:stroke="none" draw:opacity="30%" draw:textarea-horizontal-align="justify" draw:textarea-vertical-align="middle" draw:auto-grow-height="false" fo:min-height="15.75cm" fo:min-width="19.7cm"/>
    </style:style>
    <style:style style:name="gr10" style:family="graphic" style:parent-style-name="standard">
      <style:graphic-properties draw:stroke="none" draw:fill-color="#ff3838" draw:opacity="30%" draw:textarea-horizontal-align="justify" draw:textarea-vertical-align="middle" draw:auto-grow-height="false" fo:min-height="5.75cm" fo:min-width="6.95cm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5.75cm"/>
      <style:paragraph-properties style:writing-mode="lr-tb"/>
    </style:style>
    <style:style style:name="gr12" style:family="graphic" style:parent-style-name="standard">
      <style:graphic-properties draw:stroke="none" svg:stroke-color="#81d41a" draw:fill-color="#81d41a" draw:textarea-horizontal-align="justify" draw:textarea-vertical-align="middle" draw:auto-grow-height="false" fo:min-height="0.282cm" fo:min-width="0.032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cm" fo:min-width="7cm"/>
      <style:paragraph-properties style:writing-mode="lr-tb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4.5cm"/>
      <style:paragraph-properties style:writing-mode="lr-tb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1.5cm"/>
      <style:paragraph-properties style:writing-mode="lr-tb"/>
    </style:style>
    <style:style style:name="gr16" style:family="graphic" style:parent-style-name="standard">
      <style:graphic-properties draw:stroke="none" draw:fill-color="#ffff6d" draw:opacity="25%" draw:textarea-horizontal-align="justify" draw:textarea-vertical-align="middle" draw:auto-grow-height="false" fo:min-height="6.5cm" fo:min-width="7cm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3.75cm"/>
      <style:paragraph-properties style:writing-mode="lr-tb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2.5cm"/>
      <style:paragraph-properties style:writing-mode="lr-tb"/>
    </style:style>
    <style:style style:name="gr19" style:family="graphic" style:parent-style-name="standard">
      <style:graphic-properties draw:stroke="none" draw:fill-color="#ff3838" draw:opacity="30%" draw:textarea-horizontal-align="justify" draw:textarea-vertical-align="middle" draw:auto-grow-height="false" fo:min-height="10.5cm" fo:min-width="6.95cm"/>
    </style:style>
    <style:style style:name="gr20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7cm"/>
      <style:paragraph-properties style:writing-mode="lr-tb"/>
    </style:style>
    <style:style style:name="P1" style:family="paragraph">
      <loext:graphic-properties draw:fill-color="#81d41a" draw:opacity="25%"/>
      <style:paragraph-properties fo:text-align="center"/>
    </style:style>
    <style:style style:name="P2" style:family="paragraph">
      <loext:graphic-properties draw:fill-color="#b2b2b2" draw:opacity="59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30%"/>
      <style:paragraph-properties fo:text-align="center"/>
    </style:style>
    <style:style style:name="P9" style:family="paragraph">
      <loext:graphic-properties draw:fill-color="#ff3838" draw:opacity="30%"/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729fc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81d41a"/>
      <style:paragraph-properties fo:text-align="center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729fcf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ffff6d" draw:opacity="25%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20" style:family="paragraph">
      <loext:graphic-properties draw:fill="solid" draw:fill-color="#729fcf"/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21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2" style:family="paragraph">
      <loext:graphic-properties draw:fill="solid" draw:fill-color="#729fc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10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7.7cm" svg:height="3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99cm" svg:height="0.999cm" svg:x="13.94cm" svg:y="10.0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3" draw:layer="layout" svg:width="7.5cm" svg:height="7cm" svg:x="1cm" svg:y="7cm">
          <text:p text:style-name="P3">Drop Down Are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imple 1" draw:style-name="gr5" draw:text-style-name="P5" draw:layer="layout" svg:width="12.023cm" svg:height="1.25cm" svg:x="9.227cm" svg:y="1.75cm">
          <text:p text:style-name="P4"><text:span text:style-name="T1">Strelka Ground St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6" draw:layer="layout" svg:width="5cm" svg:height="1cm" svg:x="1cm" svg:y="5cm">
          <text:p text:style-name="P6"><text:span text:style-name="T2">Input node I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5cm" svg:height="1cm" svg:x="1cm" svg:y="4cm">
          <text:p text:style-name="P3">Node ID Submission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5cm" svg:height="1cm" svg:x="6cm" svg:y="5cm">
          <text:p text:style-name="P3">Submit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5cm" svg:height="1cm" svg:x="1cm" svg:y="6cm">
          <text:p text:style-name="P3">Select Current Nod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0.2cm" svg:height="16cm" svg:x="8.5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45cm" svg:height="6cm" svg:x="1.05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25cm" svg:height="0.75cm" svg:x="1cm" svg:y="15cm">
          <text:p text:style-name="P10"><text:span text:style-name="T3">Main Continu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7.5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4" draw:layer="layout" svg:width="7.5cm" svg:height="0.75cm" svg:x="1cm" svg:y="14cm">
          <text:p text:style-name="P13"><text:span text:style-name="T4">System Sta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25cm" svg:height="0.75cm" svg:x="1cm" svg:y="16cm">
          <text:p text:style-name="P10"><text:span text:style-name="T3">Drogue Continu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7.5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1cm" svg:y="16cm">
          <text:p text:style-name="P10"><text:span text:style-name="T3">Drogue Continu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7.5cm" svg:y="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1cm" svg:y="17cm">
          <text:p text:style-name="P10"><text:span text:style-name="T3">Flash Memory St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cm" svg:height="0.75cm" svg:x="1cm" svg:y="18cm">
          <text:p text:style-name="P10"><text:span text:style-name="T3">Battery Volt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cm" svg:height="0.75cm" svg:x="6.25cm" svg:y="18cm">
          <text:p text:style-name="P15"><text:span text:style-name="T5">4.1V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.5cm" svg:height="6.75cm" svg:x="8.47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7.5cm" svg:height="0.75cm" svg:x="8.5cm" svg:y="4cm">
          <text:p text:style-name="P10"><text:span text:style-name="T3">GPS Track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25cm" svg:height="0.75cm" svg:x="8.554cm" svg:y="4.876cm">
          <text:p text:style-name="P10"><text:span text:style-name="T3">GPS 1 St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15.054cm" svg:y="4.8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8.554cm" svg:y="5.876cm">
          <text:p text:style-name="P10"><text:span text:style-name="T3">GPS 2 St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15.054cm" svg:y="5.8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20" draw:layer="layout" svg:width="4.25cm" svg:height="1.5cm" svg:x="8.5cm" svg:y="9.5cm">
          <text:p text:style-name="P19"><text:span text:style-name="T6">Input transmit frequency <text:s/>(Hz)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5cm" svg:height="1cm" svg:x="8.5cm" svg:y="8.5cm">
          <text:p text:style-name="P13"><text:span text:style-name="T4">Configure GPS Track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3cm" svg:height="1.5cm" svg:x="13cm" svg:y="9.5cm">
          <text:p text:style-name="P21"><text:span text:style-name="T7">Enable GPS Track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45cm" svg:height="10.75cm" svg:x="21.3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25cm" svg:height="0.75cm" svg:x="21.25cm" svg:y="5cm">
          <text:p text:style-name="P10"><text:span text:style-name="T3">Accelerometer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4" draw:layer="layout" svg:width="7.5cm" svg:height="0.75cm" svg:x="21.25cm" svg:y="4cm">
          <text:p text:style-name="P13"><text:span text:style-name="T4">Sensor St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25cm" svg:height="0.75cm" svg:x="21.25cm" svg:y="6cm">
          <text:p text:style-name="P10"><text:span text:style-name="T3">Drogue Continu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cm" svg:y="6cm">
          <text:p text:style-name="P10"><text:span text:style-name="T3">Accelerometer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cm" svg:y="7cm">
          <text:p text:style-name="P10"><text:span text:style-name="T3">Gyroscope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cm" svg:y="8cm">
          <text:p text:style-name="P10"><text:span text:style-name="T3">Gyroscope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1cm" svg:y="7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1cm" svg:y="7.001cm">
          <text:p text:style-name="P10"><text:span text:style-name="T3">Gyroscope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cm" svg:y="9cm">
          <text:p text:style-name="P10"><text:span text:style-name="T3">Gyroscope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cm" svg:y="10cm">
          <text:p text:style-name="P10"><text:span text:style-name="T3">Gyroscope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cm" svg:y="11cm">
          <text:p text:style-name="P10"><text:span text:style-name="T3">Magnetometer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cm" svg:y="12cm">
          <text:p text:style-name="P10"><text:span text:style-name="T3">Magnetometer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1cm" svg:y="7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1cm" svg:y="7.001cm">
          <text:p text:style-name="P10"><text:span text:style-name="T3">Gyroscope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cm" svg:y="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cm" svg:y="13cm">
          <text:p text:style-name="P10"><text:span text:style-name="T3">Barometer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1cm" svg:y="7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1cm" svg:y="7.001cm">
          <text:p text:style-name="P10"><text:span text:style-name="T3">Gyroscope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75cm" svg:x="27.75cm" svg:y="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6.25cm" svg:height="0.75cm" svg:x="21.25cm" svg:y="14cm">
          <text:p text:style-name="P10"><text:span text:style-name="T3">Barometer 2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7.5cm" svg:height="0.75cm" svg:x="8.5cm" svg:y="6.75cm">
          <text:p text:style-name="P10"><text:span text:style-name="T3">Current Position (Lat, Lng)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7.5cm" svg:height="1cm" svg:x="8.5cm" svg:y="7.5cm">
          <text:p text:style-name="P10"><text:span text:style-name="T3">Latitude, Longitu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4T03:53:18.885614586</meta:creation-date>
    <dc:date>2024-01-14T22:43:24.846939062</dc:date>
    <meta:editing-duration>PT15H43M40S</meta:editing-duration>
    <meta:editing-cycles>9</meta:editing-cycles>
    <meta:generator>LibreOffice/7.3.7.2$Linux_X86_64 LibreOffice_project/30$Build-2</meta:generator>
    <meta:document-statistic meta:object-count="61"/>
  </office:meta>
</office:document-meta>
</file>

<file path=Object 1/content.xml><?xml version="1.0" encoding="utf-8"?>
<math xmlns="http://www.w3.org/1998/Math/MathML" display="block"/>
</file>